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05e3b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 style:list-style-name="L1">
      <style:paragraph-properties fo:margin-top="0cm" fo:margin-bottom="0.499cm" loext:contextual-spacing="false"/>
      <style:text-properties fo:language="fr" fo:country="FR"/>
    </style:style>
    <style:style style:name="P5" style:family="paragraph" style:parent-style-name="Table_20_Contents" style:list-style-name="L1">
      <style:paragraph-properties fo:margin-top="0cm" fo:margin-bottom="0.499cm" loext:contextual-spacing="false"/>
      <style:text-properties fo:language="fr" fo:country="FR" officeooo:paragraph-rsid="000be6e9"/>
    </style:style>
    <style:style style:name="P6" style:family="paragraph" style:parent-style-name="Table_20_Contents">
      <style:paragraph-properties fo:margin-top="0cm" fo:margin-bottom="0.499cm" loext:contextual-spacing="false"/>
      <style:text-properties officeooo:paragraph-rsid="0008fc12"/>
    </style:style>
    <style:style style:name="P7" style:family="paragraph" style:parent-style-name="Table_20_Contents">
      <style:paragraph-properties fo:margin-top="0cm" fo:margin-bottom="0.499cm" loext:contextual-spacing="false"/>
      <style:text-properties officeooo:paragraph-rsid="000ab329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058c67"/>
    </style:style>
    <style:style style:name="P9" style:family="paragraph" style:parent-style-name="Table_20_Contents" style:list-style-name="L2">
      <style:paragraph-properties fo:margin-top="0cm" fo:margin-bottom="0.499cm" loext:contextual-spacing="false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rsid="000d4ce2" officeooo:paragraph-rsid="000d4ce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05e3b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language="fr" fo:country="FR" fo:font-weight="normal" officeooo:rsid="00058c67" style:font-weight-asian="normal" style:font-weight-complex="normal"/>
    </style:style>
    <style:style style:name="T5" style:family="text">
      <style:text-properties fo:language="fr" fo:country="FR" fo:font-weight="normal" officeooo:rsid="00069429" style:font-weight-asian="normal" style:font-weight-complex="normal"/>
    </style:style>
    <style:style style:name="T6" style:family="text">
      <style:text-properties fo:language="fr" fo:country="FR" fo:font-weight="normal" officeooo:rsid="0008fc12" style:font-weight-asian="normal" style:font-weight-complex="normal"/>
    </style:style>
    <style:style style:name="T7" style:family="text">
      <style:text-properties fo:language="fr" fo:country="FR" officeooo:rsid="0001197e"/>
    </style:style>
    <style:style style:name="T8" style:family="text">
      <style:text-properties fo:language="fr" fo:country="FR" officeooo:rsid="00058c67"/>
    </style:style>
    <style:style style:name="T9" style:family="text">
      <style:text-properties fo:language="fr" fo:country="FR" officeooo:rsid="00069429"/>
    </style:style>
    <style:style style:name="T10" style:family="text">
      <style:text-properties fo:language="fr" fo:country="FR" officeooo:rsid="00072486"/>
    </style:style>
    <style:style style:name="T11" style:family="text">
      <style:text-properties fo:language="fr" fo:country="FR" officeooo:rsid="0008fc12"/>
    </style:style>
    <style:style style:name="T12" style:family="text">
      <style:text-properties fo:language="fr" fo:country="FR" officeooo:rsid="0009e13d"/>
    </style:style>
    <style:style style:name="T13" style:family="text">
      <style:text-properties fo:language="fr" fo:country="FR" officeooo:rsid="000ab329"/>
    </style:style>
    <style:style style:name="T14" style:family="text">
      <style:text-properties fo:language="fr" fo:country="FR" officeooo:rsid="000be6e9"/>
    </style:style>
    <style:style style:name="T15" style:family="text">
      <style:text-properties fo:language="fr" fo:country="FR" officeooo:rsid="000d4ce2"/>
    </style:style>
    <style:style style:name="T16" style:family="text">
      <style:text-properties fo:language="fr" fo:country="FR" officeooo:rsid="000e066b"/>
    </style:style>
    <style:style style:name="T17" style:family="text">
      <style:text-properties officeooo:rsid="00058c67"/>
    </style:style>
    <style:style style:name="T18" style:family="text">
      <style:text-properties officeooo:rsid="000ab329"/>
    </style:style>
    <style:style style:name="T19" style:family="text">
      <style:text-properties officeooo:rsid="000be6e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Cas n° 2</text:span></text:span><text:span text:style-name="Strong_20_Emphasis"><text:span text:style-name="T3"> : </text:span></text:span><text:span text:style-name="Strong_20_Emphasis"><text:span text:style-name="T5">Gérer des plats </text:span></text:span><text:span text:style-name="Strong_20_Emphasis"><text:span text:style-name="T6">et desserts</text:span></text:span></text:p>
      <text:p text:style-name="Standard"><text:bookmark text:name="r-2111876"/><text:bookmark text:name="r-2111857"/><text:bookmark text:name="r-2111875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Strong_20_Emphasis"><text:span text:style-name="T1"/></text:span></text:p>
            <text:p text:style-name="P6"><text:bookmark text:name="r-2111854"/><text:span text:style-name="T1">Nom : </text:span><text:span text:style-name="T9">Gérer des plats </text:span><text:span text:style-name="Strong_20_Emphasis"><text:span text:style-name="T5"><text:s/>plats </text:span></text:span><text:span text:style-name="Strong_20_Emphasis"><text:span text:style-name="T6">et desserts</text:span></text:span><text:span text:style-name="T1"> (package « </text:span><text:span text:style-name="T9">Gestion des </text:span><text:span text:style-name="T11">menus</text:span><text:span text:style-name="T1"> »)</text:span></text:p>
            <text:p text:style-name="P6"><text:bookmark text:name="r-2111855"/><text:span text:style-name="Strong_20_Emphasis"><text:span text:style-name="T1">Acteur(s) :</text:span></text:span><text:span text:style-name="T1"> </text:span><text:span text:style-name="T9">Chef cuisinier et Gestionnaire</text:span><text:span text:style-name="T1"><text:line-break/></text:span><text:span text:style-name="Strong_20_Emphasis"><text:span text:style-name="T1">Description :</text:span></text:span><text:span text:style-name="T1"> <text:s/></text:span><text:span text:style-name="T9">La gestion des </text:span><text:span text:style-name="Strong_20_Emphasis"><text:span text:style-name="T5">plats </text:span></text:span><text:span text:style-name="Strong_20_Emphasis"><text:span text:style-name="T6">et desserts</text:span></text:span><text:span text:style-name="T9"> <text:s/>doit être réalisé par l’utilisateur qui a l’accès à cette fonctionnalité et doit pouvoir ajouter, mettre à jour et supprimer les plats et desserts directement via l’interface</text:span><text:span text:style-name="T1"><text:line-break/></text:span><text:span text:style-name="Strong_20_Emphasis"><text:span text:style-name="T1">Auteur :</text:span></text:span><text:span text:style-name="T1"> </text:span><text:span text:style-name="T2">Kirill PETROV</text:span><text:span text:style-name="T1"><text:line-break/></text:span><text:span text:style-name="Strong_20_Emphasis"><text:span text:style-name="T1">Date(s) :</text:span></text:span><text:span text:style-name="T1"> </text:span><text:span text:style-name="T9">19</text:span><text:span text:style-name="T2">/06</text:span><text:span text:style-name="T1">/</text:span><text:span text:style-name="T2">2020</text:span><text:span text:style-name="T1"> (</text:span><text:span text:style-name="T9">1ère </text:span><text:span text:style-name="T1">rédaction)</text:span></text:p>
            <text:p text:style-name="P1"><text:bookmark text:name="r-2130207"/><text:span text:style-name="Strong_20_Emphasis"><text:span text:style-name="T1">Pré-conditions :</text:span></text:span><text:span text:style-name="T1"> L’utilisateur doit être authentifié en tant qu’</text:span><text:span text:style-name="T9">administrateur</text:span><text:span text:style-name="T1"> (Cas d’utilisation « S’authentifier » – package « Authentification »)<text:line-break/></text:span><text:span text:style-name="Strong_20_Emphasis"><text:span text:style-name="T1">Démarrage :</text:span></text:span><text:span text:style-name="T1"> L’utilisateur a demandé la page « </text:span><text:span text:style-name="T9">Gérer des </text:span><text:span text:style-name="T11">menus</text:span><text:span text:style-name="T1"> »</text:span><text:bookmark text:name="r-2111862"/><text:bookmark text:name="r-2111861"/></text:p>
          </table:table-cell>
        </table:table-row>
        <table:table-row>
          <table:table-cell table:style-name="Tableau1.A1" office:value-type="string">
            <text:p text:style-name="P1"><text:bookmark text:name="r-2111858"/><text:span text:style-name="Strong_20_Emphasis"><text:span text:style-name="T1">DESCRIPTION</text:span></text:span></text:p>
            <text:p text:style-name="P7"><text:bookmark text:name="r-2111859"/><text:span text:style-name="Strong_20_Emphasis"><text:span text:style-name="T1">Le scénario nominal</text:span></text:span><text:span text:style-name="T1"><text:line-break/></text:span><text:span text:style-name="T12">1</text:span><text:span text:style-name="T1">.</text:span><text:span text:style-name="Strong_20_Emphasis"><text:span text:style-name="T1"> Le système</text:span></text:span><text:span text:style-name="T1"> affiche des informations concernant l’</text:span><text:span text:style-name="T10">utilisateur</text:span><text:span text:style-name="T1"><text:line-break/></text:span><text:span text:style-name="T12">2</text:span><text:span text:style-name="T1">. </text:span><text:span text:style-name="Strong_20_Emphasis"><text:span text:style-name="T1">Le système</text:span></text:span><text:span text:style-name="T1"> fait appel au cas d’utilisation interne « </text:span><text:span text:style-name="T11">Gérer </text:span><text:span text:style-name="T13">un plat et dessert</text:span><text:span text:style-name="T1">»<text:line-break/></text:span><text:span text:style-name="T12">3. L’utilisateur choisi le cas d’utilisation parmi les 3 (Supprimer un plat et dessert, ajouter un plat et dessert, modifier un plat et dessert)</text:span><text:span text:style-name="T1"><text:line-break/></text:span><text:span text:style-name="T12">4</text:span><text:span text:style-name="T1">. </text:span><text:span text:style-name="Strong_20_Emphasis"><text:span text:style-name="T1">Le système</text:span></text:span><text:span text:style-name="T1"> fait appel au cas d’utilisations interne</text:span><text:span text:style-name="T16">s</text:span><text:span text:style-name="T1"> </text:span><text:span text:style-name="T12">choisi par l’utilisateur</text:span><text:span text:style-name="T1"><text:line-break/></text:span><text:span text:style-name="T13">5</text:span><text:span text:style-name="T1">. </text:span><text:span text:style-name="Strong_20_Emphasis"><text:span text:style-name="T1">Le système</text:span></text:span><text:span text:style-name="T1"> enregistre </text:span><text:span text:style-name="T13">l’action que l’utilisateur a choisi</text:span><text:span text:style-name="T1"><text:line-break/></text:span><text:span text:style-name="T13">6</text:span><text:span text:style-name="T1">. </text:span><text:span text:style-name="Strong_20_Emphasis"><text:span text:style-name="T1">Le système</text:span></text:span><text:span text:style-name="T1"> affiche </text:span><text:span text:style-name="T14">un message</text:span><text:span text:style-name="T1"> de l’</text:span><text:span text:style-name="T13">action selon l’action de l’utilisateur</text:span><text:span text:style-name="T1">.</text:span><text:bookmark text:name="r-2111866"/><text:bookmark text:name="r-2111865"/></text:p>
          </table:table-cell>
        </table:table-row>
        <table:table-row>
          <table:table-cell table:style-name="Tableau1.A1" office:value-type="string">
            <text:p text:style-name="P8"><text:bookmark text:name="r-2111863"/><text:span text:style-name="Strong_20_Emphasis"><text:span text:style-name="T1">Les scénarios d’exception<text:line-break/><text:line-break/></text:span></text:span><text:span text:style-name="Strong_20_Emphasis"><text:span text:style-name="T4">1.a</text:span></text:span><text:span text:style-name="Strong_20_Emphasis"><text:span text:style-name="T8"> Le système </text:span></text:span><text:span text:style-name="Strong_20_Emphasis"><text:span text:style-name="T4">trouve pas l’utilisateur ou mot de passe <text:line-break/>Affiche message « Veillez saisir un bon utilisateur ou mot de passe »</text:span></text:span><text:span text:style-name="T1"><text:line-break/></text:span><text:span text:style-name="T8">5</text:span><text:span text:style-name="T1">.a L’enregistrement </text:span><text:span text:style-name="T13">de l’action n’a pas réussi.</text:span><text:span text:style-name="T1"> <text:line-break/></text:span><text:span text:style-name="Strong_20_Emphasis"><text:span text:style-name="T1">Le système</text:span></text:span><text:span text:style-name="T1"> récapitule les informations dans </text:span><text:span text:style-name="T13">les logs (arrêt du cas d’utilisation) et affiche un message d’erreur(« Erreur lorsque de « nom de l’action » veillez contacter l’administrateur du système »)</text:span></text:p>
          </table:table-cell>
        </table:table-row>
        <table:table-row>
          <table:table-cell table:style-name="Tableau1.A1" office:value-type="string">
            <text:p text:style-name="P1"><text:bookmark text:name="r-2111893"/><text:span text:style-name="Strong_20_Emphasis"><text:span text:style-name="T1">Fin :</text:span></text:span></text:p>
            <text:list xml:id="list4089782410" text:style-name="L1">
              <text:list-item>
                <text:p text:style-name="P5"><text:bookmark text:name="r-2111898"/><text:bookmark text:name="r-2111895"/><text:bookmark text:name="r-2111894"/>Scénario nominal : sur décision de l’utilisateur, après le point <text:span text:style-name="T19">6</text:span> (affiche <text:span text:style-name="T19">un message</text:span> de l’<text:span text:style-name="T18">action selon l’action de l’utilisateur</text:span>.)</text:p>
              </text:list-item>
              <text:list-item>
                <text:p text:style-name="P4"><text:bookmark text:name="r-2111897"/><text:bookmark text:name="r-2111896"/>Scénario d’exception : après le point <text:span text:style-name="T17">5</text:span>, si l’enregistrement d<text:span text:style-name="T19">e l’action</text:span> ne réussit pas.<text:bookmark text:name="r-2111870"/><text:bookmark text:name="r-2111869"/></text:p>
              </text:list-item>
            </text:list>
          </table:table-cell>
        </table:table-row>
        <table:table-row>
          <table:table-cell table:style-name="Tableau1.A1" office:value-type="string">
            <text:p text:style-name="P1"><text:bookmark text:name="r-2111899"/><text:span text:style-name="Strong_20_Emphasis"><text:span text:style-name="T1">Post-conditions :</text:span></text:span></text:p>
            <text:list xml:id="list2342000850" text:style-name="L2">
              <text:list-item>
                <text:p text:style-name="P9"><text:bookmark text:name="r-2111903"/><text:bookmark text:name="r-2111900"/><text:bookmark text:name="r-2157913"/><text:soft-page-break/><text:span text:style-name="T1">Scénario nominal : </text:span><text:span text:style-name="T15">l’action</text:span><text:span text:style-name="T1"> e</text:span><text:span text:style-name="T15">s</text:span><text:span text:style-name="T1">t enregistré en base de données.</text:span></text:p>
              </text:list-item>
              <text:list-item>
                <text:p text:style-name="P9"><text:bookmark text:name="r-2111902"/><text:bookmark text:name="r-2111901"/><text:span text:style-name="T1">Scénario d’exception : </text:span><text:span text:style-name="T15">l’action</text:span><text:span text:style-name="T1"> a été récapitulé dans un message et a été </text:span><text:span text:style-name="T15">enregistré</text:span><text:span text:style-name="T1"> </text:span><text:span text:style-name="T15">dans les </text:span><text:span text:style-name="T1"><text:s/></text:span><text:span text:style-name="T15">logs du système</text:span><text:span text:style-name="T1">.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1"><text:bookmark text:name="r-2111908"/><text:span text:style-name="Strong_20_Emphasis"><text:span text:style-name="T1">COMPLEMENTS</text:span></text:span></text:p>
            <text:p text:style-name="P1"><text:bookmark text:name="r-2111909"/><text:span text:style-name="Strong_20_Emphasis"><text:span text:style-name="T1">Ergonomie </text:span></text:span></text:p>
            <text:p text:style-name="P1"><text:bookmark text:name="r-2111910"/><text:span text:style-name="T1">L’enregistrement d’un</text:span><text:span text:style-name="T15">e action</text:span><text:span text:style-name="T1"> doit pouvoir se faire avec un </text:span><text:span text:style-name="T15">popup de confirmation.</text:span><text:span text:style-name="T1"> </text:span></text:p>
          </table:table-cell>
        </table:table-row>
        <table:table-row>
          <table:table-cell table:style-name="Tableau1.A1" office:value-type="string">
            <text:p text:style-name="P1"><text:bookmark text:name="r-2111911"/><text:span text:style-name="Strong_20_Emphasis"><text:span text:style-name="T1">Problèmes résolus </text:span></text:span></text:p>
            <text:p text:style-name="P10"><text:span text:style-name="T1">Doit-on séparer la gestion des plats et desserts en 2 cas d’utilisations différentes ?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6-19T12:12:30.941000000</dc:date>
    <meta:editing-duration>PT24M11S</meta:editing-duration>
    <meta:editing-cycles>12</meta:editing-cycles>
    <meta:document-statistic meta:table-count="1" meta:image-count="0" meta:object-count="0" meta:page-count="2" meta:paragraph-count="18" meta:word-count="352" meta:character-count="2222" meta:non-whitespace-character-count="1881"/>
  </office:meta>
</office:document-meta>
</file>